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189in"/>
    </style:style>
    <style:style style:name="co3" style:family="table-column">
      <style:table-column-properties fo:break-before="auto" style:column-width="1.0972in"/>
    </style:style>
    <style:style style:name="co4" style:family="table-column">
      <style:table-column-properties fo:break-before="auto" style:column-width="1.2161in"/>
    </style:style>
    <style:style style:name="co5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BDB</text:p>
          </table:table-cell>
          <table:table-cell/>
          <table:table-cell table:number-columns-repeated="2" office:value-type="string">
            <text:p>load</text:p>
          </table:table-cell>
          <table:table-cell table:number-columns-repeated="3" office:value-type="string">
            <text:p>dump</text:p>
          </table:table-cell>
          <table:table-cell table:number-columns-repeated="2"/>
        </table:table-row>
        <table:table-row table:style-name="ro1">
          <table:table-cell office:value-type="string">
            <text:p>total records</text:p>
          </table:table-cell>
          <table:table-cell office:value-type="string">
            <text:p>records (M)</text:p>
          </table:table-cell>
          <table:table-cell office:value-type="string">
            <text:p>BerkeleyDB</text:p>
          </table:table-cell>
          <table:table-cell office:value-type="string">
            <text:p>HBase </text:p>
          </table:table-cell>
          <table:table-cell office:value-type="string">
            <text:p>BerkeleyDB</text:p>
          </table:table-cell>
          <table:table-cell office:value-type="string">
            <text:p>HBase </text:p>
          </table:table-cell>
          <table:table-cell office:value-type="string">
            <text:p>HBase MapReduce</text:p>
          </table:table-cell>
          <table:table-cell table:number-columns-repeated="2"/>
        </table:table-row>
        <table:table-row table:style-name="ro1">
          <table:table-cell office:value-type="float" office:value="178653">
            <text:p>178653</text:p>
          </table:table-cell>
          <table:table-cell table:formula="of:=[.A3]/1000000" office:value-type="float" office:value="0.178653">
            <text:p>0.18</text:p>
          </table:table-cell>
          <table:table-cell table:formula="of:=(3*60)+22" office:value-type="float" office:value="202">
            <text:p>202</text:p>
          </table:table-cell>
          <table:table-cell table:formula="of:=(60*3)+41" office:value-type="float" office:value="221">
            <text:p>22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365093">
            <text:p>365093</text:p>
          </table:table-cell>
          <table:table-cell table:formula="of:=[.A4]/1000000" office:value-type="float" office:value="0.365093">
            <text:p>0.37</text:p>
          </table:table-cell>
          <table:table-cell table:formula="of:=[.C3]+((4*60)+3)" office:value-type="float" office:value="445">
            <text:p>445</text:p>
          </table:table-cell>
          <table:table-cell table:formula="of:=[.D3]+((60*4)+42)" office:value-type="float" office:value="503">
            <text:p>503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668629">
            <text:p>668629</text:p>
          </table:table-cell>
          <table:table-cell table:formula="of:=[.A5]/1000000" office:value-type="float" office:value="0.668629">
            <text:p>0.67</text:p>
          </table:table-cell>
          <table:table-cell table:formula="of:=[.C4]+((6*60)+51)" office:value-type="float" office:value="856">
            <text:p>856</text:p>
          </table:table-cell>
          <table:table-cell table:formula="of:=[.D4]+((60*8)+18)" office:value-type="float" office:value="1001">
            <text:p>1001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006433">
            <text:p>1006433</text:p>
          </table:table-cell>
          <table:table-cell table:formula="of:=[.A6]/1000000" office:value-type="float" office:value="1.006433">
            <text:p>1.01</text:p>
          </table:table-cell>
          <table:table-cell table:formula="of:=[.C5]+((6*60)+56)" office:value-type="float" office:value="1272">
            <text:p>1272</text:p>
          </table:table-cell>
          <table:table-cell table:formula="of:=[.D5]+((60*15)+39)" office:value-type="float" office:value="1940">
            <text:p>1940</text:p>
          </table:table-cell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1392179">
            <text:p>1392179</text:p>
          </table:table-cell>
          <table:table-cell table:formula="of:=[.A7]/1000000" office:value-type="float" office:value="1.392179">
            <text:p>1.39</text:p>
          </table:table-cell>
          <table:table-cell table:formula="of:=[.C6]+((60*10)+40)" office:value-type="float" office:value="1912">
            <text:p>1912</text:p>
          </table:table-cell>
          <table:table-cell table:formula="of:=[.D6]+((60*9)+50)" office:value-type="float" office:value="2530">
            <text:p>2530</text:p>
          </table:table-cell>
          <table:table-cell office:value-type="float" office:value="47">
            <text:p>47</text:p>
          </table:table-cell>
          <table:table-cell table:formula="of:=60+10" office:value-type="float" office:value="70">
            <text:p>70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1804239">
            <text:p>1804239</text:p>
          </table:table-cell>
          <table:table-cell table:formula="of:=[.A8]/1000000" office:value-type="float" office:value="1.804239">
            <text:p>1.80</text:p>
          </table:table-cell>
          <table:table-cell table:formula="of:=[.C7]+((11*60)+19)" office:value-type="float" office:value="2591">
            <text:p>2591</text:p>
          </table:table-cell>
          <table:table-cell table:formula="of:=[.D7]+((60*21)+39)" office:value-type="float" office:value="3829">
            <text:p>3829</text:p>
          </table:table-cell>
          <table:table-cell office:value-type="float" office:value="71">
            <text:p>71</text:p>
          </table:table-cell>
          <table:table-cell table:formula="of:=60+44" office:value-type="float" office:value="104">
            <text:p>104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2224905">
            <text:p>2224905</text:p>
          </table:table-cell>
          <table:table-cell table:formula="of:=[.A9]/1000000" office:value-type="float" office:value="2.224905">
            <text:p>2.22</text:p>
          </table:table-cell>
          <table:table-cell table:formula="of:=[.C8]+((10*60)+49)" office:value-type="float" office:value="3240">
            <text:p>3240</text:p>
          </table:table-cell>
          <table:table-cell table:formula="of:=[.D8]+((60*12)+55)" office:value-type="float" office:value="4604">
            <text:p>4604</text:p>
          </table:table-cell>
          <table:table-cell table:formula="of:=(2*60)+35" office:value-type="float" office:value="155">
            <text:p>155</text:p>
          </table:table-cell>
          <table:table-cell table:formula="of:=(60*2)+5" office:value-type="float" office:value="125">
            <text:p>125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2632068">
            <text:p>2632068</text:p>
          </table:table-cell>
          <table:table-cell table:formula="of:=[.A10]/1000000" office:value-type="float" office:value="2.632068">
            <text:p>2.63</text:p>
          </table:table-cell>
          <table:table-cell table:formula="of:=[.C9]+((9*60)+13)" office:value-type="float" office:value="3793">
            <text:p>3793</text:p>
          </table:table-cell>
          <table:table-cell table:formula="of:=[.D9]+((11*60)+36)" office:value-type="float" office:value="5300">
            <text:p>5300</text:p>
          </table:table-cell>
          <table:table-cell table:formula="of:=(60*6)+19" office:value-type="float" office:value="379">
            <text:p>379</text:p>
          </table:table-cell>
          <table:table-cell table:formula="of:=120+23" office:value-type="float" office:value="143">
            <text:p>143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632068">
            <text:p>2632068</text:p>
          </table:table-cell>
          <table:table-cell table:formula="of:=[.A11]/1000000" office:value-type="float" office:value="2.632068">
            <text:p>2.63</text:p>
          </table:table-cell>
          <table:table-cell table:formula="of:=[.C10]+((60*9)+52)" office:value-type="float" office:value="4385">
            <text:p>4385</text:p>
          </table:table-cell>
          <table:table-cell table:formula="of:=[.D10]+(60*16)+45" office:value-type="float" office:value="6305">
            <text:p>6305</text:p>
          </table:table-cell>
          <table:table-cell office:value-type="float" office:value="42">
            <text:p>42</text:p>
          </table:table-cell>
          <table:table-cell table:formula="of:=120+44" office:value-type="float" office:value="164">
            <text:p>164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float" office:value="3604027">
            <text:p>3604027</text:p>
          </table:table-cell>
          <table:table-cell table:formula="of:=[.A12]/1000000" office:value-type="float" office:value="3.604027">
            <text:p>3.60</text:p>
          </table:table-cell>
          <table:table-cell table:formula="of:=[.C11]+((60*10)+20)" office:value-type="float" office:value="5005">
            <text:p>5005</text:p>
          </table:table-cell>
          <table:table-cell table:formula="of:=[.D11]+(60*18)+35" office:value-type="float" office:value="7420">
            <text:p>7420</text:p>
          </table:table-cell>
          <table:table-cell table:formula="of:=(60*11)+12" office:value-type="float" office:value="672">
            <text:p>672</text:p>
          </table:table-cell>
          <table:table-cell table:formula="of:=(60*3)+14" office:value-type="float" office:value="194">
            <text:p>194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4292225">
            <text:p>4292225</text:p>
          </table:table-cell>
          <table:table-cell table:formula="of:=[.A13]/1000000" office:value-type="float" office:value="4.292225">
            <text:p>4.29</text:p>
          </table:table-cell>
          <table:table-cell table:formula="of:=[.C12]+((60*16)+38)" office:value-type="float" office:value="6003">
            <text:p>6003</text:p>
          </table:table-cell>
          <table:table-cell table:formula="of:=[.D12]+(60*23)+14" office:value-type="float" office:value="8814">
            <text:p>8814</text:p>
          </table:table-cell>
          <table:table-cell table:formula="of:=(13*60)+44" office:value-type="float" office:value="824">
            <text:p>824</text:p>
          </table:table-cell>
          <table:table-cell table:formula="of:=(3*60)+44" office:value-type="float" office:value="224">
            <text:p>224</text:p>
          </table:table-cell>
          <table:table-cell office:value-type="float" office:value="32">
            <text:p>32</text:p>
          </table:table-cell>
          <table:table-cell/>
          <table:table-cell>
            <draw:frame table:end-cell-address="Sheet1.O33" table:end-x="0.7697in" table:end-y="0.0417in" draw:z-index="0" draw:style-name="gr1" svg:width="5.8004in" svg:height="3.4091in" svg:x="0.3035in" svg:y="0.1748in">
              <draw:object draw:notify-on-update-of-ranges="Sheet1.B3:Sheet1.B17 Sheet1.C2:Sheet1.C2 Sheet1.C3:Sheet1.C17 Sheet1.B3:Sheet1.B17 Sheet1.D2:Sheet1.D2 Sheet1.D3:Sheet1.D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966023">
            <text:p>4966023</text:p>
          </table:table-cell>
          <table:table-cell table:formula="of:=[.A14]/1000000" office:value-type="float" office:value="4.966023">
            <text:p>4.97</text:p>
          </table:table-cell>
          <table:table-cell table:formula="of:=[.C13]+((60*28)+58)" office:value-type="float" office:value="7741">
            <text:p>7741</text:p>
          </table:table-cell>
          <table:table-cell table:formula="of:=[.D13]+(60*22)+47" office:value-type="float" office:value="10181">
            <text:p>10181</text:p>
          </table:table-cell>
          <table:table-cell table:formula="of:=(44*60)+27" office:value-type="float" office:value="2667">
            <text:p>2667</text:p>
          </table:table-cell>
          <table:table-cell table:formula="of:=(4*60)+16" office:value-type="float" office:value="256">
            <text:p>256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5641419">
            <text:p>5641419</text:p>
          </table:table-cell>
          <table:table-cell table:formula="of:=[.A15]/1000000" office:value-type="float" office:value="5.641419">
            <text:p>5.64</text:p>
          </table:table-cell>
          <table:table-cell table:formula="of:=[.C14]+((60*47)+54)" office:value-type="float" office:value="10615">
            <text:p>10615</text:p>
          </table:table-cell>
          <table:table-cell table:formula="of:=[.D14]+(60*25)+10" office:value-type="float" office:value="11691">
            <text:p>11691</text:p>
          </table:table-cell>
          <table:table-cell table:formula="of:=(60*94)+51" office:value-type="float" office:value="5691">
            <text:p>5691</text:p>
          </table:table-cell>
          <table:table-cell table:formula="of:=(60*5)+6" office:value-type="float" office:value="306">
            <text:p>306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6222532">
            <text:p>6222532</text:p>
          </table:table-cell>
          <table:table-cell table:formula="of:=[.A16]/1000000" office:value-type="float" office:value="6.222532">
            <text:p>6.22</text:p>
          </table:table-cell>
          <table:table-cell table:formula="of:=[.C15]+((60*38)+45)" office:value-type="float" office:value="12940">
            <text:p>12940</text:p>
          </table:table-cell>
          <table:table-cell table:formula="of:=[.D15]+(60*16)+47" office:value-type="float" office:value="12698">
            <text:p>12698</text:p>
          </table:table-cell>
          <table:table-cell table:formula="of:=(60*83)+33" office:value-type="float" office:value="5013">
            <text:p>5013</text:p>
          </table:table-cell>
          <table:table-cell table:formula="of:=(5*60)+36" office:value-type="float" office:value="336">
            <text:p>336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6949483">
            <text:p>6949483</text:p>
          </table:table-cell>
          <table:table-cell table:formula="of:=[.A17]/1000000" office:value-type="float" office:value="6.949483">
            <text:p>6.95</text:p>
          </table:table-cell>
          <table:table-cell table:formula="of:=[.C16]+((60*63)+20)" office:value-type="float" office:value="16740">
            <text:p>16740</text:p>
          </table:table-cell>
          <table:table-cell table:formula="of:=[.D16]+(60*23)+10" office:value-type="float" office:value="14088">
            <text:p>14088</text:p>
          </table:table-cell>
          <table:table-cell table:formula="of:=(60*104)+41" office:value-type="float" office:value="6281">
            <text:p>6281</text:p>
          </table:table-cell>
          <table:table-cell table:formula="of:=(60*6)+26" office:value-type="float" office:value="386">
            <text:p>386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Sheet1.H37" table:end-x="0.5417in" table:end-y="0.0831in" draw:z-index="1" draw:style-name="gr1" svg:width="5.8039in" svg:height="3.0547in" svg:x="0.0429in" svg:y="0.0394in">
              <draw:object draw:notify-on-update-of-ranges="Sheet1.B3:Sheet1.B17 Sheet1.E2:Sheet1.E2 Sheet1.E3:Sheet1.E17 Sheet1.B3:Sheet1.B17 Sheet1.F2:Sheet1.F2 Sheet1.F3:Sheet1.F17 Sheet1.B3:Sheet1.B17 Sheet1.G2:Sheet1.G2 Sheet1.G3:Sheet1.G1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6">08/26/2010</text:date>, <text:time>17:2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O'Connor</meta:initial-creator>
    <meta:creation-date>2010-07-08T23:40:29</meta:creation-date>
    <dc:date>2010-08-26T17:29:54</dc:date>
    <dc:creator>Brian O'Connor</dc:creator>
    <meta:editing-duration>PT01H33M05S</meta:editing-duration>
    <meta:editing-cycles>16</meta:editing-cycles>
    <meta:generator>OpenOffice.org/3.2$Unix OpenOffice.org_project/320m12$Build-9483</meta:generator>
    <meta:document-statistic meta:table-count="3" meta:cell-count="1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maximum="7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3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734cm" svg:height="8.66cm" xlink:href=".." chart:class="chart:scatter" chart:style-name="ch1">
        <chart:title svg:x="4.959cm" svg:y="0.174cm" chart:style-name="ch2">
          <text:p>Pileup Load Time 1102N</text:p>
        </chart:title>
        <chart:subtitle svg:x="5.303cm" svg:y="0.85cm" chart:style-name="ch3">
          <text:p>HBase vs. Berkeley DB</text:p>
        </chart:subtitle>
        <chart:legend chart:legend-position="end" svg:x="12.255cm" svg:y="3.861cm" chart:style-name="ch4"/>
        <chart:plot-area chart:style-name="ch5" table:cell-range-address="Sheet1.B2:Sheet1.D17" chart:data-source-has-labels="row" svg:x="0.387cm" svg:y="1.474cm" svg:width="11.575cm" svg:height="6.868cm">
          <chart:axis chart:dimension="x" chart:name="primary-x" chart:style-name="ch6">
            <chart:title svg:x="5.163cm" svg:y="7.943cm" chart:style-name="ch7">
              <text:p>Variants (millions)</text:p>
            </chart:title>
          </chart:axis>
          <chart:axis chart:dimension="y" chart:name="primary-y" chart:style-name="ch8">
            <chart:title svg:x="0.295cm" svg:y="5.734cm" chart:style-name="ch9">
              <text:p>Time (seconds)</text:p>
            </chart:title>
            <chart:grid chart:style-name="ch10" chart:class="major"/>
          </chart:axis>
          <chart:series chart:style-name="ch11" chart:values-cell-range-address="Sheet1.C3:Sheet1.C17" chart:label-cell-address="Sheet1.C2:Sheet1.C2" chart:class="chart:scatter">
            <chart:domain table:cell-range-address="Sheet1.B3:Sheet1.B17"/>
            <chart:data-point chart:repeated="15"/>
          </chart:series>
          <chart:series chart:style-name="ch12" chart:values-cell-range-address="Sheet1.D3:Sheet1.D17" chart:label-cell-address="Sheet1.D2:Sheet1.D2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heet1.C2:Sheet1.C2">BerkeleyDB</text:p>
              </table:table-cell>
              <table:table-cell office:value-type="string">
                <text:p text:id="Sheet1.D2:Sheet1.D2">HBase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78653">
                <text:p text:id="Sheet1.B3:Sheet1.B17">0.178653</text:p>
              </table:table-cell>
              <table:table-cell office:value-type="float" office:value="202">
                <text:p text:id="Sheet1.C3:Sheet1.C17">202</text:p>
              </table:table-cell>
              <table:table-cell office:value-type="float" office:value="221">
                <text:p text:id="Sheet1.D3:Sheet1.D17">2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5093">
                <text:p>0.365093</text:p>
              </table:table-cell>
              <table:table-cell office:value-type="float" office:value="445">
                <text:p>44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8629">
                <text:p>0.668629</text:p>
              </table:table-cell>
              <table:table-cell office:value-type="float" office:value="856">
                <text:p>856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6433">
                <text:p>1.006433</text:p>
              </table:table-cell>
              <table:table-cell office:value-type="float" office:value="1272">
                <text:p>1272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92179">
                <text:p>1.392179</text:p>
              </table:table-cell>
              <table:table-cell office:value-type="float" office:value="1912">
                <text:p>1912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04239">
                <text:p>1.804239</text:p>
              </table:table-cell>
              <table:table-cell office:value-type="float" office:value="2591">
                <text:p>2591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24905">
                <text:p>2.224905</text:p>
              </table:table-cell>
              <table:table-cell office:value-type="float" office:value="3240">
                <text:p>3240</text:p>
              </table:table-cell>
              <table:table-cell office:value-type="float" office:value="4604">
                <text:p>46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32068">
                <text:p>2.632068</text:p>
              </table:table-cell>
              <table:table-cell office:value-type="float" office:value="3793">
                <text:p>3793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32068">
                <text:p>2.632068</text:p>
              </table:table-cell>
              <table:table-cell office:value-type="float" office:value="4385">
                <text:p>4385</text:p>
              </table:table-cell>
              <table:table-cell office:value-type="float" office:value="6305">
                <text:p>63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04027">
                <text:p>3.604027</text:p>
              </table:table-cell>
              <table:table-cell office:value-type="float" office:value="5005">
                <text:p>5005</text:p>
              </table:table-cell>
              <table:table-cell office:value-type="float" office:value="7420">
                <text:p>74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92225">
                <text:p>4.292225</text:p>
              </table:table-cell>
              <table:table-cell office:value-type="float" office:value="6003">
                <text:p>6003</text:p>
              </table:table-cell>
              <table:table-cell office:value-type="float" office:value="8814">
                <text:p>88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966023">
                <text:p>4.966023</text:p>
              </table:table-cell>
              <table:table-cell office:value-type="float" office:value="7741">
                <text:p>7741</text:p>
              </table:table-cell>
              <table:table-cell office:value-type="float" office:value="10181">
                <text:p>101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641419">
                <text:p>5.641419</text:p>
              </table:table-cell>
              <table:table-cell office:value-type="float" office:value="10615">
                <text:p>10615</text:p>
              </table:table-cell>
              <table:table-cell office:value-type="float" office:value="11691">
                <text:p>116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222532">
                <text:p>6.222532</text:p>
              </table:table-cell>
              <table:table-cell office:value-type="float" office:value="12940">
                <text:p>12940</text:p>
              </table:table-cell>
              <table:table-cell office:value-type="float" office:value="12698">
                <text:p>126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949483">
                <text:p>6.949483</text:p>
              </table:table-cell>
              <table:table-cell office:value-type="float" office:value="16740">
                <text:p>16740</text:p>
              </table:table-cell>
              <table:table-cell office:value-type="float" office:value="14088">
                <text:p>140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6" style:family="chart" style:data-style-name="N3">
      <style:chart-properties chart:display-label="true" chart:logarithmic="false" chart:maximum="7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3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 style:data-style-name="N3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743cm" svg:height="7.76cm" xlink:href=".." chart:class="chart:scatter" chart:style-name="ch1">
        <chart:title svg:x="4.95cm" svg:y="0.156cm" chart:style-name="ch2">
          <text:p>BED Export Time 1102N</text:p>
        </chart:title>
        <chart:subtitle svg:x="4.249cm" svg:y="0.814cm" chart:style-name="ch3">
          <text:p>HBase API vs. M/R vs. BerkeleyDB</text:p>
        </chart:subtitle>
        <chart:legend chart:legend-position="end" svg:x="11.285cm" svg:y="3.223cm" chart:style-name="ch4"/>
        <chart:plot-area chart:style-name="ch5" table:cell-range-address="Sheet1.B3:Sheet1.B17 Sheet1.E2:Sheet1.G17" chart:data-source-has-labels="row" svg:x="0.387cm" svg:y="1.42cm" svg:width="10.605cm" svg:height="6.076cm">
          <chart:axis chart:dimension="x" chart:name="primary-x" chart:style-name="ch6">
            <chart:title svg:x="4.678cm" svg:y="7.079cm" chart:style-name="ch7">
              <text:p>Variants (millions)</text:p>
            </chart:title>
          </chart:axis>
          <chart:axis chart:dimension="y" chart:name="primary-y" chart:style-name="ch8">
            <chart:title svg:x="0.295cm" svg:y="5.284cm" chart:style-name="ch9">
              <text:p>Time (seconds)</text:p>
            </chart:title>
            <chart:grid chart:style-name="ch10" chart:class="major"/>
          </chart:axis>
          <chart:series chart:style-name="ch11" chart:values-cell-range-address="Sheet1.E3:Sheet1.E17" chart:label-cell-address="Sheet1.E2:Sheet1.E2" chart:class="chart:scatter">
            <chart:domain table:cell-range-address="Sheet1.B3:Sheet1.B17"/>
            <chart:data-point chart:repeated="15"/>
          </chart:series>
          <chart:series chart:style-name="ch12" chart:values-cell-range-address="Sheet1.F3:Sheet1.F17" chart:label-cell-address="Sheet1.F2:Sheet1.F2" chart:class="chart:scatter">
            <chart:data-point chart:repeated="15"/>
          </chart:series>
          <chart:series chart:style-name="ch13" chart:values-cell-range-address="Sheet1.G3:Sheet1.G17" chart:label-cell-address="Sheet1.G2:Sheet1.G2" chart:class="chart:scatte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heet1.E2:Sheet1.E2">BerkeleyDB</text:p>
              </table:table-cell>
              <table:table-cell office:value-type="string">
                <text:p text:id="Sheet1.F2:Sheet1.F2">HBase </text:p>
              </table:table-cell>
              <table:table-cell office:value-type="string">
                <text:p text:id="Sheet1.G2:Sheet1.G2">HBase MapRedu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78653">
                <text:p text:id="Sheet1.B3:Sheet1.B17">0.178653</text:p>
              </table:table-cell>
              <table:table-cell office:value-type="float" office:value="6">
                <text:p text:id="Sheet1.E3:Sheet1.E17">6</text:p>
              </table:table-cell>
              <table:table-cell office:value-type="float" office:value="12">
                <text:p text:id="Sheet1.F3:Sheet1.F17">12</text:p>
              </table:table-cell>
              <table:table-cell office:value-type="float" office:value="18">
                <text:p text:id="Sheet1.G3:Sheet1.G17">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5093">
                <text:p>0.365093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8629">
                <text:p>0.668629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6433">
                <text:p>1.006433</text:p>
              </table:table-cell>
              <table:table-cell office:value-type="float" office:value="60">
                <text:p>60</text:p>
              </table:table-cell>
              <table:table-cell office:value-type="float" office:value="53">
                <text:p>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92179">
                <text:p>1.392179</text:p>
              </table:table-cell>
              <table:table-cell office:value-type="float" office:value="47">
                <text:p>47</text:p>
              </table:table-cell>
              <table:table-cell office:value-type="float" office:value="70">
                <text:p>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04239">
                <text:p>1.804239</text:p>
              </table:table-cell>
              <table:table-cell office:value-type="float" office:value="71">
                <text:p>71</text:p>
              </table:table-cell>
              <table:table-cell office:value-type="float" office:value="104">
                <text:p>1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24905">
                <text:p>2.224905</text:p>
              </table:table-cell>
              <table:table-cell office:value-type="float" office:value="155">
                <text:p>155</text:p>
              </table:table-cell>
              <table:table-cell office:value-type="float" office:value="125">
                <text:p>1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32068">
                <text:p>2.632068</text:p>
              </table:table-cell>
              <table:table-cell office:value-type="float" office:value="379">
                <text:p>379</text:p>
              </table:table-cell>
              <table:table-cell office:value-type="float" office:value="143">
                <text:p>1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32068">
                <text:p>2.632068</text:p>
              </table:table-cell>
              <table:table-cell office:value-type="float" office:value="42">
                <text:p>42</text:p>
              </table:table-cell>
              <table:table-cell office:value-type="float" office:value="164">
                <text:p>1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04027">
                <text:p>3.604027</text:p>
              </table:table-cell>
              <table:table-cell office:value-type="float" office:value="672">
                <text:p>672</text:p>
              </table:table-cell>
              <table:table-cell office:value-type="float" office:value="194">
                <text:p>19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92225">
                <text:p>4.292225</text:p>
              </table:table-cell>
              <table:table-cell office:value-type="float" office:value="824">
                <text:p>824</text:p>
              </table:table-cell>
              <table:table-cell office:value-type="float" office:value="224">
                <text:p>2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966023">
                <text:p>4.966023</text:p>
              </table:table-cell>
              <table:table-cell office:value-type="float" office:value="2667">
                <text:p>2667</text:p>
              </table:table-cell>
              <table:table-cell office:value-type="float" office:value="256">
                <text:p>2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641419">
                <text:p>5.641419</text:p>
              </table:table-cell>
              <table:table-cell office:value-type="float" office:value="5691">
                <text:p>5691</text:p>
              </table:table-cell>
              <table:table-cell office:value-type="float" office:value="306">
                <text:p>3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222532">
                <text:p>6.222532</text:p>
              </table:table-cell>
              <table:table-cell office:value-type="float" office:value="5013">
                <text:p>5013</text:p>
              </table:table-cell>
              <table:table-cell office:value-type="float" office:value="336">
                <text:p>3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949483">
                <text:p>6.949483</text:p>
              </table:table-cell>
              <table:table-cell office:value-type="float" office:value="6281">
                <text:p>6281</text:p>
              </table:table-cell>
              <table:table-cell office:value-type="float" office:value="386">
                <text:p>386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